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017981b"/>
    </style:style>
    <style:style style:name="P2" style:family="paragraph" style:parent-style-name="Text_20_body">
      <style:paragraph-properties fo:text-align="start" style:justify-single-word="false"/>
      <style:text-properties officeooo:rsid="0017981b" officeooo:paragraph-rsid="0017981b"/>
    </style:style>
    <style:style style:name="P3" style:family="paragraph" style:parent-style-name="Text_20_body">
      <style:paragraph-properties fo:text-align="start" style:justify-single-word="false"/>
      <style:text-properties officeooo:paragraph-rsid="0017981b"/>
    </style:style>
    <style:style style:name="P4" style:family="paragraph" style:parent-style-name="Heading_20_1">
      <style:paragraph-properties fo:text-align="center" style:justify-single-word="false"/>
    </style:style>
    <style:style style:name="P5" style:family="paragraph" style:parent-style-name="Heading_20_2">
      <style:paragraph-properties fo:text-align="center" style:justify-single-word="false" fo:break-before="page"/>
      <style:text-properties officeooo:rsid="0017981b" officeooo:paragraph-rsid="0017981b"/>
    </style:style>
    <style:style style:name="P6" style:family="paragraph" style:parent-style-name="Heading_20_2">
      <style:paragraph-properties fo:text-align="center" style:justify-single-word="false" fo:break-before="page"/>
      <style:text-properties officeooo:rsid="0017981b" officeooo:paragraph-rsid="001f7ccf"/>
    </style:style>
    <style:style style:name="P7" style:family="paragraph" style:parent-style-name="Heading_20_4">
      <style:paragraph-properties fo:text-align="center" style:justify-single-word="false"/>
      <style:text-properties fo:font-style="normal" officeooo:rsid="0017981b" officeooo:paragraph-rsid="0017981b" style:font-style-asian="normal" style:font-style-complex="normal"/>
    </style:style>
    <style:style style:name="P8" style:family="paragraph" style:parent-style-name="Text_20_body" style:list-style-name="L1">
      <style:paragraph-properties fo:text-align="start" style:justify-single-word="false"/>
      <style:text-properties officeooo:rsid="0017981b" officeooo:paragraph-rsid="0017981b"/>
    </style:style>
    <style:style style:name="P9" style:family="paragraph" style:parent-style-name="Text_20_body" style:list-style-name="L2">
      <style:paragraph-properties fo:text-align="start" style:justify-single-word="false"/>
      <style:text-properties officeooo:rsid="0017981b" officeooo:paragraph-rsid="0017981b"/>
    </style:style>
    <style:style style:name="P10" style:family="paragraph" style:parent-style-name="Text_20_body" style:list-style-name="L1">
      <style:paragraph-properties fo:text-align="start" style:justify-single-word="false"/>
      <style:text-properties officeooo:rsid="001a343d" officeooo:paragraph-rsid="001a343d"/>
    </style:style>
    <style:style style:name="P11" style:family="paragraph" style:parent-style-name="Text_20_body" style:list-style-name="L2">
      <style:paragraph-properties fo:text-align="start" style:justify-single-word="false"/>
      <style:text-properties officeooo:rsid="001a343d" officeooo:paragraph-rsid="001a343d"/>
    </style:style>
    <style:style style:name="P12" style:family="paragraph" style:parent-style-name="Text_20_body">
      <style:paragraph-properties fo:text-align="start" style:justify-single-word="false"/>
      <style:text-properties officeooo:rsid="001a343d" officeooo:paragraph-rsid="001a343d"/>
    </style:style>
    <style:style style:name="P13" style:family="paragraph" style:parent-style-name="Text_20_body" style:list-style-name="L2">
      <style:paragraph-properties fo:text-align="start" style:justify-single-word="false"/>
      <style:text-properties officeooo:rsid="0018c4a9" officeooo:paragraph-rsid="0018c4a9"/>
    </style:style>
    <style:style style:name="P14" style:family="paragraph" style:parent-style-name="Text_20_body">
      <style:paragraph-properties fo:text-align="start" style:justify-single-word="false"/>
      <style:text-properties officeooo:paragraph-rsid="001f7ccf"/>
    </style:style>
    <style:style style:name="P15" style:family="paragraph" style:parent-style-name="Text_20_body" style:list-style-name="L3">
      <style:paragraph-properties fo:text-align="start" style:justify-single-word="false"/>
      <style:text-properties officeooo:paragraph-rsid="001f7ccf"/>
    </style:style>
    <style:style style:name="P16" style:family="paragraph" style:parent-style-name="Text_20_body">
      <style:paragraph-properties fo:text-align="start" style:justify-single-word="false"/>
      <style:text-properties officeooo:rsid="001f7ccf" officeooo:paragraph-rsid="001f7ccf"/>
    </style:style>
    <style:style style:name="P17" style:family="paragraph" style:parent-style-name="Text_20_body" style:list-style-name="L3">
      <style:paragraph-properties fo:text-align="start" style:justify-single-word="false"/>
      <style:text-properties officeooo:rsid="001f7ccf" officeooo:paragraph-rsid="001f7ccf"/>
    </style:style>
    <style:style style:name="P18" style:family="paragraph" style:parent-style-name="Text_20_body" style:list-style-name="L4">
      <style:paragraph-properties fo:text-align="start" style:justify-single-word="false"/>
      <style:text-properties officeooo:rsid="001f7ccf" officeooo:paragraph-rsid="001f7ccf"/>
    </style:style>
    <style:style style:name="T1" style:family="text">
      <style:text-properties officeooo:rsid="0017981b"/>
    </style:style>
    <style:style style:name="T2" style:family="text">
      <style:text-properties fo:language="en" fo:country="US"/>
    </style:style>
    <style:style style:name="T3" style:family="text">
      <style:text-properties officeooo:rsid="0018c4a9"/>
    </style:style>
    <style:style style:name="T4" style:family="text">
      <style:text-properties officeooo:rsid="001bf612"/>
    </style:style>
    <style:style style:name="T5" style:family="text">
      <style:text-properties officeooo:rsid="001d0c8c"/>
    </style:style>
    <style:style style:name="T6" style:family="text">
      <style:text-properties officeooo:rsid="001f7cc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4" text:outline-level="1" text:is-list-header="true">Whats Organizer – Infra simplificada</text:h>
      <text:h text:style-name="P7" text:outline-level="4"/>
      <text:h text:style-name="P7" text:outline-level="4">22 de Setembro de 2025</text:h>
      <text:h text:style-name="P5" text:outline-level="2">Motivação:</text:h>
      <text:p text:style-name="P1"/>
      <text:p text:style-name="P3"><text:span text:style-name="T1"><text:tab/>A infraestrutura prévia do whats-organizer estava gerando custos elevados e complexidade no debugging por causa do Docker, que além de pesar o servidor, dificulta logs em tempo real, por exemplo, o python possui um problema de buffering com o docker referenciado pela variável de ambiente `</text:span><text:span text:style-name="Source_20_Text"><text:span text:style-name="T2">PYTHONUNBUFFERED</text:span></text:span><text:span text:style-name="T1">`</text:span></text:p>
      <text:p text:style-name="P3"><text:tab/><text:span text:style-name="T1">Visto esse</text:span><text:span text:style-name="T4">s</text:span><text:span text:style-name="T1"> problema</text:span><text:span text:style-name="T4">s</text:span><text:span text:style-name="T1">, foi desenvolvida uma nova infraestrutura para simplificar esse processo de deploy e da pipeline. Algumas questões que precisam ser visitadas e que o Docker incluia de vantagem são:</text:span></text:p>
      <text:list text:style-name="L1">
        <text:list-item>
          <text:p text:style-name="P8">Compartimentalização e isolamento de imagens;</text:p>
        </text:list-item>
        <text:list-item>
          <text:p text:style-name="P8">Gerenciamento;</text:p>
        </text:list-item>
        <text:list-item>
          <text:p text:style-name="P8">Portabilidade;</text:p>
        </text:list-item>
        <text:list-item>
          <text:p text:style-name="P8">Reproduptibilidade;</text:p>
        </text:list-item>
        <text:list-item>
          <text:p text:style-name="P10">Caching;</text:p>
        </text:list-item>
      </text:list>
      <text:p text:style-name="P3"><text:tab/></text:p>
      <text:p text:style-name="P2"><text:tab/>Ao criar uma nova infraestrutura, esses pontos devem ser preservados, para isso, as seguintes estratégias serão usadas respectivamente:</text:p>
      <text:list text:style-name="L2">
        <text:list-item>
          <text:p text:style-name="P9">Compartimentalização: Serão implementados usuários diferentes para cada serviço e cgroups, além disso, os serviços devem escutar por padrão em 127.0.0.1 para evitar portas abertas, bem como utilização de permissões corretas e sockets de arquivo. Por exemplo, como garantimos que a database não seja acessível do ponto de vista do frontend? <text:a xlink:type="simple" xlink:href="https://man7.org/linux/man-pages/man7/unix.7.html" text:style-name="Internet_20_link" text:visited-style-name="Visited_20_Internet_20_Link"><text:span text:style-name="T3">Utilização de um socket AF_UNIX</text:span></text:a>, <text:span text:style-name="T3">configurando</text:span> um grupo de usuários para a rede do backend e permissão estrita apenas para usuários backend e unix para escrever e ler no socket;</text:p>
        </text:list-item>
        <text:list-item>
          <text:p text:style-name="P9">Gerenciamento: <text:a xlink:type="simple" xlink:href="https://www.freedesktop.org/software/systemd/man/latest/systemd.unit.html" text:style-name="Internet_20_link" text:visited-style-name="Visited_20_Internet_20_Link">Utilização de <text:span text:style-name="T3">Unidades do Systemd</text:span></text:a><text:span text:style-name="T3"> para reiniciar e gerenciar os serviços;</text:span></text:p>
        </text:list-item>
        <text:list-item>
          <text:p text:style-name="P13">Portabilidade e reproduptibilidade: A infraestrutura deve subir com o mínimo de passos possíveis, usando uma distribuição <text:span text:style-name="T4">Linux</text:span> fixa (no momento Arch Linux devido a leveza, customização e suporte ao Playwright/ Chrome, que requer systemd), bem como a simulação e configuração do Act para simular Github Actions localmente;</text:p>
        </text:list-item>
        <text:list-item>
          <text:p text:style-name="P11">Caching: Usando git para detectar se a pasta alvo (Backend, Frontend e/ou infra possui modificações<text:span text:style-name="T5">)</text:span>.</text:p>
        </text:list-item>
      </text:list>
      <text:p text:style-name="P12"/>
      <text:p text:style-name="P12"/>
      <text:p text:style-name="P12"/>
      <text:p text:style-name="P12"/>
      <text:h text:style-name="P6" text:outline-level="2"><text:span text:style-name="T6">Pendências</text:span>:</text:h>
      <text:p text:style-name="P14"/>
      <text:p text:style-name="P14"><text:span text:style-name="T6">Há algumas pendências para melhorar a infraestrutura:</text:span></text:p>
      <text:list text:style-name="L3">
        <text:list-item>
          <text:p text:style-name="P15"><text:span text:style-name="T6">Organizar os listeners em sockets AF_UNIX (arquivos) para permissão de fino controle;</text:span></text:p>
        </text:list-item>
        <text:list-item>
          <text:p text:style-name="P15"><text:span text:style-name="T6">Criar um usuário que pertença aos grupos postgres e backend backend_db_connection;</text:span></text:p>
        </text:list-item>
        <text:list-item>
          <text:p text:style-name="P15"><text:span text:style-name="T6">Adicionar o socket ao usuário backend_db_connection;</text:span></text:p>
        </text:list-item>
        <text:list-item>
          <text:p text:style-name="P17">Criar um usuário backend_nginx_connection;</text:p>
        </text:list-item>
        <text:list-item>
          <text:p text:style-name="P17">Criar um usuário frontend_nginx_connection;</text:p>
        </text:list-item>
        <text:list-item>
          <text:p text:style-name="P15"><text:span text:style-name="T6">Criar sockets para o backend e frontend que se conectem nas permissões restritas.</text:span></text:p>
        </text:list-item>
      </text:list>
      <text:p text:style-name="P16"/>
      <text:p text:style-name="P16">A ideia é usar o princípio de permissões mínimas para manter cada serviço isolado corretamente: </text:p>
      <text:list text:style-name="L4">
        <text:list-item>
          <text:p text:style-name="P18">backend pode ler os sockets database, rabbitmq e escrever no socket backend;</text:p>
        </text:list-item>
        <text:list-item>
          <text:p text:style-name="P18">frontend pode escrever no socket frontend;</text:p>
        </text:list-item>
        <text:list-item>
          <text:p text:style-name="P18">nginx pode ler e escrever nos sockets backend e frontend.</text:p>
        </text:list-item>
      </text:list>
      <text:p text:style-name="P16"/>
      <text:p text:style-name="P16"/>
      <text:p text:style-name="P14"><text:span text:style-name="T6"><text:line-break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Zen Hei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Zen Hei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2T00:48:48.612697132</meta:creation-date>
    <dc:date>2025-10-31T05:35:32.148538877</dc:date>
    <meta:editing-duration>P1DT6H56M50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3" meta:paragraph-count="29" meta:word-count="387" meta:character-count="2583" meta:non-whitespace-character-count="2234"/>
  </office:meta>
</office:document-meta>
</file>